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YouTube Noto" svg:font-family="'YouTube Noto', Roboto, 'Arial Unicode Ms', Arial, Helvetica, Verdana, 'PT Sans Caption'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d96f0"/>
    </style:style>
    <style:style style:name="P2" style:family="paragraph" style:parent-style-name="Table_20_Contents">
      <style:text-properties style:font-name="Times New Roman" fo:font-weight="bold" officeooo:rsid="001a75a1" officeooo:paragraph-rsid="000d96f0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d96f0"/>
    </style:style>
    <style:style style:name="P4" style:family="paragraph" style:parent-style-name="Table_20_Contents">
      <style:text-properties style:font-name="Times New Roman" fo:font-size="10pt" officeooo:rsid="001a75a1" officeooo:paragraph-rsid="000d96f0" style:font-size-asian="10pt" style:font-size-complex="10pt"/>
    </style:style>
    <style:style style:name="P5" style:family="paragraph" style:parent-style-name="Table_20_Contents">
      <style:text-properties style:font-name="Times New Roman" officeooo:paragraph-rsid="000d96f0"/>
    </style:style>
    <style:style style:name="P6" style:family="paragraph" style:parent-style-name="Table_20_Contents">
      <style:text-properties officeooo:rsid="000d96f0" officeooo:paragraph-rsid="000d96f0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d96f0" officeooo:paragraph-rsid="000d96f0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tomation</text:p>
      <table:table table:name="Table1" table:style-name="Table1">
        <table:table-column table:style-name="Table1.A"/>
        <table:table-column table:style-name="Table1.B"/>
        <table:table-row table:style-name="TableLine168422939744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229402064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229402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229386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386832">
          <table:table-cell table:style-name="Table1.A1" office:value-type="string">
            <text:p text:style-name="P6">Freecodecamp</text:p>
            <text:p text:style-name="Table_20_Contents">Writing Code like a Real Hacker (VS Code Macro Extension)</text:p>
          </table:table-cell>
          <table:table-cell table:style-name="Table1.A1" office:value-type="string">
            <text:p text:style-name="P5"><text:a xlink:type="simple" xlink:href="https://youtu.be/rO8-cgtkZSw" text:style-name="Internet_20_link" text:visited-style-name="Visited_20_Internet_20_Link">https://youtu.be/rO8-cgtkZSw</text:a> </text:p>
          </table:table-cell>
        </table:table-row>
        <table:table-row table:style-name="TableLine1684229407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0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53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8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99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69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7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20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4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5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66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9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2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20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0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2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3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78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8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7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3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8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8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3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62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8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5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72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8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6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4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0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7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1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1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48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37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08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10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229418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229419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YouTube Noto" svg:font-family="'YouTube Noto', Roboto, 'Arial Unicode Ms', Arial, Helvetica, Verdana, 'PT Sans Caption', sans-serif"/>
    <style:font-face style:name="var ytd-video-primary-info-renderer-title-font-family" svg:font-family="'var ytd-video-primary-info-renderer-title-font-family', 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1:21.546000000</meta:creation-date>
    <dc:date>2021-08-19T02:37:32.429000000</dc:date>
    <meta:editing-duration>PT6M11S</meta:editing-duration>
    <meta:editing-cycles>1</meta:editing-cycles>
    <meta:document-statistic meta:table-count="1" meta:image-count="0" meta:object-count="0" meta:page-count="2" meta:paragraph-count="8" meta:word-count="21" meta:character-count="153" meta:non-whitespace-character-count="139"/>
    <meta:generator>LibreOffice/7.1.5.2$Windows_X86_64 LibreOffice_project/85f04e9f809797b8199d13c421bd8a2b025d52b5</meta:generator>
  </office:meta>
</office:document-meta>
</file>